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043cm" table:align="left"/>
    </style:style>
    <style:style style:name="Table1.A" style:family="table-column">
      <style:table-column-properties style:column-width="2.706cm"/>
    </style:style>
    <style:style style:name="Table1.B" style:family="table-column">
      <style:table-column-properties style:column-width="4.098cm"/>
    </style:style>
    <style:style style:name="Table1.C" style:family="table-column">
      <style:table-column-properties style:column-width="3.353cm"/>
    </style:style>
    <style:style style:name="Table1.D" style:family="table-column">
      <style:table-column-properties style:column-width="3.276cm"/>
    </style:style>
    <style:style style:name="Table1.E" style:family="table-column">
      <style:table-column-properties style:column-width="2.611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Table_20_Contents">
      <style:paragraph-properties fo:margin-top="0cm" fo:margin-bottom="0.499cm" style:contextual-spacing="false"/>
    </style:style>
    <style:style style:name="P2" style:family="paragraph" style:parent-style-name="Table_20_Contents">
      <style:paragraph-properties fo:margin-top="0cm" fo:margin-bottom="0.499cm" style:contextual-spacing="false"/>
      <style:text-properties fo:font-weight="bold"/>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T1" style:family="text">
      <style:text-properties fo:font-weight="bold"/>
    </style:style>
    <style:style style:name="T2" style:family="text">
      <style:text-properties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tailed Research Breakdown: Deep Learning Innovations in Plant Pathology</text:h>
      <text:h text:style-name="Heading_20_2" text:outline-level="2">1. Introduction: The Impact of AI on Global Food Security</text:h>
      <text:p text:style-name="Text_20_body">Agriculture remains the cornerstone of the global economy, serving as the primary source of nutrition, income, and employment. In India, the sector’s contribution to the Gross Value Added (GVA) has shown significant resilience, increasing from 17.6% to 20.2% in recent years. However, this growth is constantly under threat from plant pathologies, which account for an estimated 10% to 30% of crop losses globally. Such substantial losses directly jeopardise food security and the economic stability of millions of small-holder farmers.</text:p>
      <text:p text:style-name="Text_20_body">Traditionally, disease identification has relied upon manual examination by farmers or specialists. As a Computer Vision Architect, I must highlight that this human-centric approach is no longer practicable for modern, large-scale farming. Manual inspection is labour-intensive, expensive, and subject to human error, often leading to misleading diagnoses. Incorrect identification results in the application of unsuitable treatments, which deteriorates crop quality and causes unnecessary environmental pollution. The transition to automated, AI-driven detection represents a necessary technological shift to provide accurate, real-time diagnostic support.</text:p>
      <text:h text:style-name="Heading_20_2" text:outline-level="2">2. Paper 1: CNN-Based Early Detection in Indian Agriculture (Tejaswini et al.)</text:h>
      <text:p text:style-name="Text_20_body">This research focuses on leveraging Convolutional Neural Networks (CNN) to provide a scalable solution for early disease detection. The objective is to empower farmers to identify pathogens before they can spread to healthy segments of the crop, thereby minimising yield loss.</text:p>
      <text:h text:style-name="Heading_20_3" text:outline-level="3">Workflow Synthesis</text:h>
      <text:p text:style-name="Text_20_body">The methodology describes a logical progression from raw data to field-ready utility:</text:p>
      <text:list text:style-name="L1">
        <text:list-item>
          <text:p text:style-name="P4"><text:span text:style-name="T1">Image Acquisition:</text:span> Retrieval of leaf images from the PlantVillage repository.</text:p>
        </text:list-item>
        <text:list-item>
          <text:p text:style-name="P4"><text:span text:style-name="T1">Pre-processing:</text:span> Standardising images to ensure compatibility with neural architectures.</text:p>
        </text:list-item>
        <text:list-item>
          <text:p text:style-name="P4"><text:span text:style-name="T1">Training Pre-trained Model:</text:span> Initialising deep learning structures to recognise pathological patterns.</text:p>
        </text:list-item>
        <text:list-item>
          <text:p text:style-name="P4"><text:span text:style-name="T1">Identification/Categorisation:</text:span> The system distinguishes between healthy tissue and 12 specific diseases.</text:p>
        </text:list-item>
        <text:list-item>
          <text:p text:style-name="P3"><text:span text:style-name="T1">Mobile App Deployment:</text:span> The final model is integrated into a mobile application.</text:p>
        </text:list-item>
      </text:list>
      <text:h text:style-name="Heading_20_3" text:outline-level="3">Methodology and Models</text:h>
      <text:p text:style-name="Text_20_body">The researchers utilised a CNN-based framework to categorise 12 distinct plant diseases across three economically vital species: tomato (<text:span text:style-name="T2">Solanum Lycopersicon</text:span>), potato (<text:span text:style-name="T2">Solanum tuberosum</text:span>), and bell pepper (<text:span text:style-name="T2">Capsicum annuum</text:span>). Unlike traditional methods, this CNN architecture performs automated feature extraction, learning to recognise shared symptoms across species without human intervention.</text:p>
      <text:h text:style-name="Heading_20_3" text:outline-level="3"><text:soft-page-break/>Key Metrics and Practical Application</text:h>
      <text:p text:style-name="Text_20_body">The study achieved an accuracy rate of <text:span text:style-name="T1">86.21%</text:span>. From a consultancy perspective, the value of this research lies in its deployment strategy. By hosting the model in a mobile app, farmers can take "corrective measures in a timely manner" to "stop the spread" of the disease, directly contributing to the economic well-being and sustenance of the agricultural sector.</text:p>
      <text:h text:style-name="Heading_20_2" text:outline-level="2">3. Paper 2: Evolutionary Context—Traditional Classifiers vs. Modern DL</text:h>
      <text:p text:style-name="Text_20_body">To understand the current state of Computer Vision in agriculture, we must examine the evolutionary predecessors of Deep Learning. Traditional machine learning established the foundation of automated pathology through mathematical models of leaf textures and shapes.</text:p>
      <text:h text:style-name="Heading_20_3" text:outline-level="3">Model Identification and Architectural Shift</text:h>
      <text:p text:style-name="Text_20_body">The research of Khirade et al. and Sood et al. exemplifies the era of "hand-crafted feature extraction." In these systems, engineers had to manually define which visual characteristics (such as colour histograms or edge gradients) the model should look for. Traditional models included:</text:p>
      <text:list text:style-name="L2">
        <text:list-item>
          <text:p text:style-name="P6"><text:span text:style-name="T1">Support Vector Machines (SVM):</text:span> Used for classification based on high-dimensional feature vectors.</text:p>
        </text:list-item>
        <text:list-item>
          <text:p text:style-name="P6"><text:span text:style-name="T1">K-means Clustering:</text:span> Primarily utilised for image segmentation to isolate infected regions.</text:p>
        </text:list-item>
        <text:list-item>
          <text:p text:style-name="P5"><text:span text:style-name="T1">Backpropagation Neural Networks:</text:span> Early-stage neural models used for pattern recognition in spectral data.</text:p>
        </text:list-item>
      </text:list>
      <text:h text:style-name="Heading_20_3" text:outline-level="3">Workflow Comparison</text:h>
      <text:p text:style-name="Text_20_body">The traditional workflow involved: <text:span text:style-name="T2">Image Segmentation -&gt; Feature Extraction (Texture/Qualitative) -&gt; SVM Classification</text:span>.</text:p>
      <text:p text:style-name="Text_20_body">While hybrid systems reported up to <text:span text:style-name="T1">100% accuracy</text:span> for specific cases—such as capsicum disease classification in restricted datasets—they lack the generalisation capabilities of modern Deep Learning. The fundamental distinction is that modern CNNs (discussed in Sections 2 and 4) perform <text:span text:style-name="T1">automated feature extraction</text:span>, eliminating the bottleneck of manual feature engineering and allowing for more robust performance across diverse environmental conditions.</text:p>
      <text:h text:style-name="Heading_20_2" text:outline-level="2">4. Paper 3: Fine-Tuning Pre-trained Models for High-Accuracy (Andrew J. et al.)</text:h>
      <text:p text:style-name="Text_20_body">This study explores "Transfer Learning," an architectural strategy where a model pre-trained on a massive dataset (like ImageNet) is repurposed for plant pathology. This is analogous to a student who already knows the fundamentals of drawing (edges, shadows, and contours) being taught to create botanical illustrations; they do not need to relearn how to hold the pencil, only the specific details of the leaves.</text:p>
      <text:h text:style-name="Heading_20_3" text:outline-level="3"><text:soft-page-break/>Workflow Synthesis</text:h>
      <text:p text:style-name="Text_20_body">The Andrew J. et al. study utilised the full PlantVillage dataset (54,305 images) across 38 classes, whereas the Tejaswini study focused on a 12-disease subset. The workflow included:</text:p>
      <text:list text:style-name="L3">
        <text:list-item>
          <text:p text:style-name="P8"><text:span text:style-name="T1">Input Samples:</text:span> 54,305 image samples from 14 species.</text:p>
        </text:list-item>
        <text:list-item>
          <text:p text:style-name="P8"><text:span text:style-name="T1">Pre-processing:</text:span> Resizing to standard dimensions (224x224 or 299x299).</text:p>
        </text:list-item>
        <text:list-item>
          <text:p text:style-name="P8"><text:span text:style-name="T1">Data Augmentation:</text:span> Artificially expanding the dataset through rotations and flipping.</text:p>
        </text:list-item>
        <text:list-item>
          <text:p text:style-name="P8"><text:span text:style-name="T1">CNN Layers:</text:span> Processing through convolution and max-pooling layers.</text:p>
        </text:list-item>
        <text:list-item>
          <text:p text:style-name="P7"><text:span text:style-name="T1">Training Phase:</text:span> A strict split of 80% training (<text:span text:style-name="T1">43,955 samples</text:span>), 10% validation, and 10% testing.</text:p>
        </text:list-item>
      </text:list>
      <text:h text:style-name="Heading_20_3" text:outline-level="3">Comparative Performance Table</text:h>
      <text:p text:style-name="Text_20_body">The following data highlights the performance of four prominent architectures after fine-tuning.</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Model</text:p>
          </table:table-cell>
          <table:table-cell table:style-name="Table1.B1" office:value-type="string">
            <text:p text:style-name="P1">Training Accuracy (%)</text:p>
          </table:table-cell>
          <table:table-cell table:style-name="Table1.B1" office:value-type="string">
            <text:p text:style-name="P1">Test Accuracy (%)</text:p>
          </table:table-cell>
          <table:table-cell table:style-name="Table1.B1" office:value-type="string">
            <text:p text:style-name="P1">Training Loss (%)</text:p>
          </table:table-cell>
          <table:table-cell table:style-name="Table1.B1" office:value-type="string">
            <text:p text:style-name="P1">Test Loss (%)</text:p>
          </table:table-cell>
        </table:table-row>
        <table:table-row>
          <table:table-cell table:style-name="Table1.A2" office:value-type="string">
            <text:p text:style-name="P2">DenseNet-121</text:p>
          </table:table-cell>
          <table:table-cell table:style-name="Table1.B2" office:value-type="string">
            <text:p text:style-name="P1">99.87%</text:p>
          </table:table-cell>
          <table:table-cell table:style-name="Table1.B2" office:value-type="string">
            <text:p text:style-name="P2">99.81%</text:p>
          </table:table-cell>
          <table:table-cell table:style-name="Table1.B2" office:value-type="string">
            <text:p text:style-name="P1">0.016%</text:p>
          </table:table-cell>
          <table:table-cell table:style-name="Table1.B2" office:value-type="string">
            <text:p text:style-name="P1">0.0154%</text:p>
          </table:table-cell>
        </table:table-row>
        <table:table-row>
          <table:table-cell table:style-name="Table1.A2" office:value-type="string">
            <text:p text:style-name="P2">ResNet-50</text:p>
          </table:table-cell>
          <table:table-cell table:style-name="Table1.B2" office:value-type="string">
            <text:p text:style-name="P1">99.82%</text:p>
          </table:table-cell>
          <table:table-cell table:style-name="Table1.B2" office:value-type="string">
            <text:p text:style-name="P1">98.73%</text:p>
          </table:table-cell>
          <table:table-cell table:style-name="Table1.B2" office:value-type="string">
            <text:p text:style-name="P1">6.12%</text:p>
          </table:table-cell>
          <table:table-cell table:style-name="Table1.B2" office:value-type="string">
            <text:p text:style-name="P1">0.027%</text:p>
          </table:table-cell>
        </table:table-row>
        <table:table-row>
          <table:table-cell table:style-name="Table1.A2" office:value-type="string">
            <text:p text:style-name="P2">Inception V4</text:p>
          </table:table-cell>
          <table:table-cell table:style-name="Table1.B2" office:value-type="string">
            <text:p text:style-name="P1">99.78%</text:p>
          </table:table-cell>
          <table:table-cell table:style-name="Table1.B2" office:value-type="string">
            <text:p text:style-name="P1">97.59%</text:p>
          </table:table-cell>
          <table:table-cell table:style-name="Table1.B2" office:value-type="string">
            <text:p text:style-name="P1">0.01%</text:p>
          </table:table-cell>
          <table:table-cell table:style-name="Table1.B2" office:value-type="string">
            <text:p text:style-name="P1">0.0586%</text:p>
          </table:table-cell>
        </table:table-row>
        <table:table-row>
          <table:table-cell table:style-name="Table1.A5" office:value-type="string">
            <text:p text:style-name="P2">VGG-16</text:p>
          </table:table-cell>
          <table:table-cell table:style-name="Table1.B5" office:value-type="string">
            <text:p text:style-name="P1">84.27%</text:p>
          </table:table-cell>
          <table:table-cell table:style-name="Table1.B5" office:value-type="string">
            <text:p text:style-name="P1">82.75%</text:p>
          </table:table-cell>
          <table:table-cell table:style-name="Table1.B5" office:value-type="string">
            <text:p text:style-name="P1">0.52%</text:p>
          </table:table-cell>
          <table:table-cell table:style-name="Table1.B5" office:value-type="string">
            <text:p text:style-name="P1">0.64%</text:p>
          </table:table-cell>
        </table:table-row>
      </table:table>
      <text:p text:style-name="Text_20_body">Technical efficiency is maximised through "freezing layers," where the initial layers of the model (which recognise general shapes) are kept constant while the final layers are optimised for specific agricultural labels.</text:p>
      <text:h text:style-name="Heading_20_2" text:outline-level="2">5. Paper 4: 14-Layered DCNN and Advanced Augmentation Strategies</text:h>
      <text:p text:style-name="Text_20_body">In deep architectures, the "vanishing gradient" problem often occurs, where vital information for learning is lost as it passes through many layers. Advanced networks use specific mathematical connections to resolve this.</text:p>
      <text:h text:style-name="Heading_20_3" text:outline-level="3">Architectural Logic: ResNet vs. DenseNet</text:h>
      <text:list text:style-name="L4">
        <text:list-item>
          <text:p text:style-name="P10"><text:span text:style-name="T1">ResNet (Residual Networks):</text:span> Addresses the problem using "skip connections" that perform <text:span text:style-name="T1">addition</text:span>. This allows the original input to bypass certain layers, ensuring the gradient can flow back through the network.</text:p>
        </text:list-item>
        <text:list-item>
          <text:p text:style-name="P9"><text:span text:style-name="T1">DenseNet (Densely Connected Networks):</text:span> Enhances information flow through <text:span text:style-name="T1">concatenation</text:span>. Within a dense block, every layer is connected to every other layer, meaning each layer receives the collective knowledge of all preceding layers. This makes the network thinner and more parameter-efficient.</text:p>
        </text:list-item>
      </text:list>
      <text:h text:style-name="Heading_20_3" text:outline-level="3"><text:soft-page-break/>Advanced Data Augmentation</text:h>
      <text:p text:style-name="Text_20_body">To ensure these deep models do not simply memorise the training images (overfitting), researchers utilised augmentation to <text:span text:style-name="T1">artificially expand</text:span> the dataset. By applying clockwise/anticlockwise rotations, horizontal/vertical flipping, zoom intensity variations, and rescaling, the models are trained to recognise pathogens despite real-world environmental variability, such as differing camera angles and lighting conditions in the field.</text:p>
      <text:h text:style-name="Heading_20_2" text:outline-level="2">6. Technical Infrastructure: Hardware and Software Specifications</text:h>
      <text:p text:style-name="Text_20_body">The high-precision results achieved by Andrew J. et al. were made possible by the following experimental environment:</text:p>
      <text:h text:style-name="Heading_20_3" text:outline-level="3">Hardware Requirements</text:h>
      <text:list text:style-name="L5">
        <text:list-item>
          <text:p text:style-name="P12"><text:span text:style-name="T1">GPU:</text:span> NVIDIA GeForce GTX</text:p>
        </text:list-item>
        <text:list-item>
          <text:p text:style-name="P12"><text:span text:style-name="T1">Graphics Memory:</text:span> GDDR5</text:p>
        </text:list-item>
        <text:list-item>
          <text:p text:style-name="P12"><text:span text:style-name="T1">Processor:</text:span> Core i5 9th Gen</text:p>
        </text:list-item>
        <text:list-item>
          <text:p text:style-name="P12"><text:span text:style-name="T1">Memory:</text:span> 8GB RAM</text:p>
        </text:list-item>
        <text:list-item>
          <text:p text:style-name="P11"><text:span text:style-name="T1">Operating System:</text:span> Windows 10</text:p>
        </text:list-item>
      </text:list>
      <text:h text:style-name="Heading_20_3" text:outline-level="3">Software Stack</text:h>
      <text:list text:style-name="L6">
        <text:list-item>
          <text:p text:style-name="P14"><text:span text:style-name="T1">Environment &amp; Frameworks:</text:span> Anaconda3, Keras, Theano (Backend)</text:p>
        </text:list-item>
        <text:list-item>
          <text:p text:style-name="P13"><text:span text:style-name="T1">Libraries:</text:span> OpenCV, Numpy, CuDNN (NVIDIA Deep Learning library)</text:p>
        </text:list-item>
      </text:list>
      <text:h text:style-name="Heading_20_3" text:outline-level="3">Hyperparameter Constants</text:h>
      <text:p text:style-name="Text_20_body">Standardised parameters were used to ensure model convergence:</text:p>
      <text:list text:style-name="L7">
        <text:list-item>
          <text:p text:style-name="P16"><text:span text:style-name="T1">Learning Rate:</text:span> 0.001</text:p>
        </text:list-item>
        <text:list-item>
          <text:p text:style-name="P16"><text:span text:style-name="T1">Dropout:</text:span> 0.5</text:p>
        </text:list-item>
        <text:list-item>
          <text:p text:style-name="P16"><text:span text:style-name="T1">Epochs:</text:span> 30</text:p>
        </text:list-item>
        <text:list-item>
          <text:p text:style-name="P16"><text:span text:style-name="T1">Optimiser:</text:span> Stochastic Gradient Descent (SGD)</text:p>
        </text:list-item>
        <text:list-item>
          <text:p text:style-name="P15"><text:span text:style-name="T1">Activation Function:</text:span> ReLu</text:p>
        </text:list-item>
      </text:list>
      <text:h text:style-name="Heading_20_2" text:outline-level="2">7. Comparative Results and Agricultural Implications</text:h>
      <text:p text:style-name="Text_20_body">The synthesis of these findings proves that Deep Learning, specifically DenseNet-121, provides superior accuracy in identifying plant diseases compared to traditional and earlier CNN models. DenseNet-121 achieved an F1-score of <text:span text:style-name="T1">0.998</text:span>, indicating an almost perfect balance between precision and recall.</text:p>
      <text:h text:style-name="Heading_20_3" text:outline-level="3">Summary of Performance Metrics</text:h>
      <text:list text:style-name="L8">
        <text:list-item>
          <text:p text:style-name="P18"><text:span text:style-name="T1">Accuracy:</text:span> Overall correctness (Peak: 99.81%).</text:p>
        </text:list-item>
        <text:list-item>
          <text:p text:style-name="P18"><text:span text:style-name="T1">Sensitivity (Recall):</text:span> Success in identifying diseased plants (True Positives).</text:p>
        </text:list-item>
        <text:list-item>
          <text:p text:style-name="P18"><text:span text:style-name="T1">Specificity:</text:span> Success in identifying healthy plants (True Negatives).</text:p>
        </text:list-item>
        <text:list-item>
          <text:p text:style-name="P17"><text:soft-page-break/><text:span text:style-name="T1">F1-Score:</text:span> The harmonic mean of precision and recall, used to verify the stability of the model.</text:p>
        </text:list-item>
      </text:list>
      <text:h text:style-name="Heading_20_3" text:outline-level="3">Conclusion and Future Scope</text:h>
      <text:p text:style-name="Text_20_body">The research community is now moving beyond the identification of diseases on single, laboratory-isolated leaves. The future scope involves a transition to <text:span text:style-name="T1">"multi-object deep learning"</text:span> capable of detecting pathologies in real-time within complex environments. This will allow farmers to use mobile applications to scan <text:span text:style-name="T1">entire bunches of leaves</text:span> simultaneously, providing immediate diagnostic support and ensuring the long-term sustainability of the global agricultural secto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5T23:16:44.041534848</meta:creation-date>
    <dc:date>2026-03-15T23:23:29.769229969</dc:date>
    <meta:editing-duration>PT6M46S</meta:editing-duration>
    <meta:editing-cycles>1</meta:editing-cycles>
    <meta:document-statistic meta:table-count="1" meta:image-count="0" meta:object-count="0" meta:page-count="5" meta:paragraph-count="98" meta:word-count="1301" meta:character-count="9362" meta:non-whitespace-character-count="8193"/>
    <meta:generator>LibreOffice/24.2.7.2$Linux_X86_64 LibreOffice_project/420$Build-2</meta:generator>
  </office:meta>
</office:document-meta>
</file>